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4e38" officeooo:paragraph-rsid="00154e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- crear una carpeta “socketIO”</text:p>
      <text:p text:style-name="P1">2.- inicializar repositorio</text:p>
      <text:p text:style-name="P1">3.- crear su excepciones (ignorar archivos y/o rutas)</text:p>
      <text:p text:style-name="P1">4.- inicializar su proyecto</text:p>
      <text:p text:style-name="P1">5.- instalar los paquetes/módulos a utilizar (express, socket.io)</text:p>
      <text:p text:style-name="P1">6.- primer control de versiones</text:p>
      <text:p text:style-name="P1">7.- crear repositorios remoto y subir los cambios a est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8:19:39.501464783</meta:creation-date>
    <dc:date>2017-07-24T20:07:55.030185473</dc:date>
    <meta:editing-duration>PT1H38M5S</meta:editing-duration>
    <meta:editing-cycles>1</meta:editing-cycles>
    <meta:document-statistic meta:table-count="0" meta:image-count="0" meta:object-count="0" meta:page-count="1" meta:paragraph-count="7" meta:word-count="43" meta:character-count="292" meta:non-whitespace-character-count="256"/>
    <meta:generator>LibreOffice/5.3.4.2$Linux_x86 LibreOffice_project/30m0$Build-2</meta:generator>
  </office:meta>
</office:document-meta>
</file>